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410150C9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imSun" svg:font-family="SimSun" style:font-family-generic="roman"/>
    <style:font-face style:name="Calibri1" svg:font-family="Calibri" style:font-family-generic="swiss"/>
    <style:font-face style:name="Calibri2" svg:font-family="Calibri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>
      <style:table-properties style:width="26.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697cm"/>
    </style:style>
    <style:style style:name="Tabla1.B" style:family="table-column">
      <style:table-column-properties style:column-width="7.001cm"/>
    </style:style>
    <style:style style:name="Tabla1.D" style:family="table-column">
      <style:table-column-properties style:column-width="2cm"/>
    </style:style>
    <style:style style:name="Tabla1.E" style:family="table-column">
      <style:table-column-properties style:column-width="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15" style:family="table-row">
      <style:table-row-properties fo:background-color="transparent" fo:keep-together="auto">
        <style:background-image/>
      </style:table-row-properties>
    </style:style>
    <style:style style:name="Tabla1.A16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16" style:family="table-cell">
      <style:table-cell-properties style:vertical-align="" fo:background-color="#e6e6ff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a1.H16" style:family="table-cell">
      <style:table-cell-properties style:vertical-align="" fo:background-color="#e6e6ff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H30" style:family="table-cell">
      <style:table-cell-properties style:vertical-align="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B34" style:family="table-cell">
      <style:table-cell-properties style:vertical-align="top"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a1.H34" style:family="table-cell">
      <style:table-cell-properties style:vertical-align="top" fo:background-color="transparent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1cbfd1" style:font-size-asian="8pt" style:font-size-complex="8pt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1cbfd1" style:font-size-asian="8pt" style:font-size-complex="8pt"/>
    </style:style>
    <style:style style:name="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5" style:family="paragraph" style:parent-style-name="Header">
      <style:text-properties fo:font-size="8pt" officeooo:rsid="0048d237" officeooo:paragraph-rsid="001cbfd1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1cbfd1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1cbfd1" style:font-size-asian="8pt" style:font-size-complex="8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_33__20_gris">
      <style:text-properties fo:language="ca" fo:country="ES" officeooo:rsid="001545f9" officeooo:paragraph-rsid="001cbfd1"/>
    </style:style>
    <style:style style:name="P10" style:family="paragraph" style:parent-style-name="_33__20_gris">
      <style:text-properties fo:language="ca" fo:country="ES" officeooo:paragraph-rsid="001cbfd1"/>
    </style:style>
    <style:style style:name="P11" style:family="paragraph" style:parent-style-name="_33__20_gris">
      <style:text-properties fo:language="ca" fo:country="ES" fo:font-weight="bold" officeooo:rsid="001545f9" officeooo:paragraph-rsid="001cbfd1" style:font-name-asian="SimSun"/>
    </style:style>
    <style:style style:name="P12" style:family="paragraph" style:parent-style-name="_33__20_gris">
      <style:text-properties fo:language="ca" fo:country="ES" fo:font-weight="bold" officeooo:paragraph-rsid="001cbfd1" style:font-name-asian="SimSun"/>
    </style:style>
    <style:style style:name="P13" style:family="paragraph" style:parent-style-name="_33__20_gris">
      <style:text-properties fo:font-size="9pt" fo:language="ca" fo:country="ES" officeooo:rsid="001545f9" officeooo:paragraph-rsid="001cbfd1" style:font-size-asian="9pt" style:font-size-complex="9pt"/>
    </style:style>
    <style:style style:name="P14" style:family="paragraph" style:parent-style-name="_33__20_gris">
      <style:text-properties fo:font-size="9pt" fo:language="ca" fo:country="ES" fo:font-weight="bold" officeooo:rsid="001545f9" officeooo:paragraph-rsid="001cbfd1" style:font-name-asian="SimSun" style:font-size-asian="9pt" style:font-size-complex="9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1cbfd1" style:font-size-asian="9pt" style:font-name-complex="Calibri" style:font-size-complex="9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1cbfd1" style:font-size-asian="9pt" style:font-name-complex="Calibri2" style:font-size-complex="9pt"/>
    </style:style>
    <style:style style:name="P17" style:family="paragraph" style:parent-style-name="Standard">
      <style:text-properties officeooo:paragraph-rsid="001cbfd1"/>
    </style:style>
    <style:style style:name="P18" style:family="paragraph" style:parent-style-name="Standard">
      <style:text-properties style:use-window-font-color="true" style:font-name="Times New Roman" fo:font-size="8pt" fo:language="es" fo:country="ES" officeooo:rsid="0048d237" officeooo:paragraph-rsid="001cbfd1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1cbfd1" style:font-size-asian="9pt" style:font-size-complex="9pt"/>
    </style:style>
    <style:style style:name="P20" style:family="paragraph" style:parent-style-name="Standard">
      <style:paragraph-properties style:line-height-at-least="0.353cm" fo:text-align="justify" style:justify-single-word="false" style:snap-to-layout-grid="false"/>
      <style:text-properties style:font-name="Calibri1" fo:font-size="9pt" fo:language="ca" fo:country="ES" officeooo:paragraph-rsid="001cbfd1" style:font-size-asian="9pt" style:font-size-complex="9pt"/>
    </style:style>
    <style:style style:name="P21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Calibri1" fo:font-size="9pt" fo:language="ca" fo:country="ES" officeooo:paragraph-rsid="001cbfd1" style:font-size-asian="9pt" style:font-size-complex="9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1cbfd1" style:font-size-asian="9pt" style:font-name-complex="Calibri" style:font-size-complex="9pt"/>
    </style:style>
    <style:style style:name="P23" style:family="paragraph" style:parent-style-name="Standard">
      <style:paragraph-properties fo:text-align="justify" style:justify-single-word="false"/>
      <style:text-properties style:font-name="Calibri1" fo:font-size="9pt" fo:language="ca" fo:country="ES" officeooo:paragraph-rsid="001cbfd1" style:font-size-asian="9pt" style:font-name-complex="Calibri" style:font-size-complex="9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1cbfd1" style:font-name-asian="Lucida Sans Unicode" style:font-size-asian="9pt" style:font-name-complex="Calibri" style:font-size-complex="9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1cbfd1" style:font-name-asian="Lucida Sans Unicode" style:font-size-asian="9pt" style:font-name-complex="Calibri2" style:font-size-complex="9pt"/>
    </style:style>
    <style:style style:name="P26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54cm"/>
          <style:tab-stop style:position="1.436cm"/>
        </style:tab-stops>
      </style:paragraph-properties>
      <style:text-properties style:font-name="Calibri1" fo:font-size="9pt" fo:language="ca" fo:country="ES" officeooo:paragraph-rsid="001cbfd1" style:font-name-asian="Times New Roman" style:font-size-asian="9pt" style:language-asian="es" style:country-asian="ES" style:font-name-complex="Calibri" style:font-size-complex="9pt" fo:hyphenate="tru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 fo:hyphenation-ladder-count="no-limit">
        <style:tab-stops>
          <style:tab-stop style:position="0.554cm"/>
          <style:tab-stop style:position="1.436cm"/>
        </style:tab-stops>
      </style:paragraph-properties>
      <style:text-properties style:font-name="Calibri1" fo:font-size="9pt" fo:language="ca" fo:country="ES" officeooo:paragraph-rsid="001cbfd1" style:font-name-asian="Times New Roman" style:font-size-asian="9pt" style:language-asian="es" style:country-asian="ES" style:font-name-complex="Calibri" style:font-size-complex="9pt" fo:hyphenate="tru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38cm"/>
          <style:tab-stop style:position="1.42cm"/>
        </style:tab-stops>
      </style:paragraph-properties>
      <style:text-properties style:font-name="Calibri1" fo:font-size="9pt" fo:language="ca" fo:country="ES" officeooo:paragraph-rsid="001cbfd1" style:font-name-asian="Times New Roman" style:font-size-asian="9pt" style:language-asian="es" style:country-asian="ES" style:font-name-complex="Calibri" style:font-size-complex="9pt" fo:hyphenate="true" fo:hyphenation-remain-char-count="2" fo:hyphenation-push-char-count="2"/>
    </style:style>
    <style:style style:name="P29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349cm"/>
          <style:tab-stop style:position="1.445cm"/>
        </style:tab-stops>
      </style:paragraph-properties>
      <style:text-properties style:font-name="Calibri1" fo:font-size="9pt" fo:language="ca" fo:country="ES" officeooo:paragraph-rsid="001cbfd1" style:font-name-asian="Times New Roman" style:font-size-asian="9pt" style:language-asian="es" style:country-asian="ES" style:font-name-complex="Calibri" style:font-size-complex="9pt" fo:hyphenate="tru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54cm"/>
          <style:tab-stop style:position="1.436cm"/>
        </style:tab-stops>
      </style:paragraph-properties>
      <style:text-properties style:font-name="Calibri1" fo:font-size="9pt" fo:language="ca" fo:country="ES" officeooo:paragraph-rsid="001cbfd1" style:font-name-asian="Times New Roman" style:font-size-asian="9pt" style:language-asian="es" style:country-asian="ES" style:font-name-complex="Calibri" style:font-size-complex="9pt" style:language-complex="ar" style:country-complex="SA" fo:hyphenate="true" fo:hyphenation-remain-char-count="2" fo:hyphenation-push-char-count="2"/>
    </style:style>
    <style:style style:name="P31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153cm"/>
        </style:tab-stops>
      </style:paragraph-properties>
      <style:text-properties style:font-name="Calibri1" fo:font-size="9pt" fo:language="ca" fo:country="ES" officeooo:paragraph-rsid="001cbfd1" style:font-name-asian="Times New Roman" style:font-size-asian="9pt" style:language-asian="es" style:country-asian="ES" style:font-name-complex="Calibri" style:font-size-complex="9pt" style:language-complex="ar" style:country-complex="SA" fo:hyphenate="true" fo:hyphenation-remain-char-count="2" fo:hyphenation-push-char-count="2"/>
    </style:style>
    <style:style style:name="P32" style:family="paragraph" style:parent-style-name="Standard">
      <style:text-properties style:font-name="Calibri1" fo:font-size="9pt" officeooo:paragraph-rsid="001cbfd1" style:font-size-asian="9pt" style:font-size-complex="9pt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fo:color="#000000" style:font-name="Calibri1" fo:font-size="9pt" fo:language="ca" fo:country="ES" officeooo:paragraph-rsid="001cbfd1" style:font-size-asian="9pt" style:font-name-complex="Calibri" style:font-size-complex="9pt"/>
    </style:style>
    <style:style style:name="P34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1cbfd1" style:font-size-asian="9pt" style:font-size-complex="9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style:snap-to-layout-grid="false">
        <style:tab-stops>
          <style:tab-stop style:position="0.538cm"/>
          <style:tab-stop style:position="1.42cm"/>
        </style:tab-stops>
      </style:paragraph-properties>
      <style:text-properties style:font-name="Calibri1" fo:font-size="9pt" fo:language="ca" fo:country="ES" officeooo:paragraph-rsid="001cbfd1" style:font-name-asian="Times New Roman" style:font-size-asian="9pt" style:language-asian="es" style:country-asian="ES" style:font-name-complex="Calibri" style:font-size-complex="9pt" style:language-complex="ar" style:country-complex="SA" fo:hyphenate="true" fo:hyphenation-remain-char-count="2" fo:hyphenation-push-char-count="2"/>
    </style:style>
    <style:style style:name="P36" style:family="paragraph" style:parent-style-name="WW-Cuerpo_20_de_20_texto1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 officeooo:paragraph-rsid="001cbfd1"/>
    </style:style>
    <style:style style:name="P37" style:family="paragraph" style:parent-style-name="WW-Cuerpo_20_de_20_texto1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1" fo:font-size="9pt" fo:language="ca" fo:country="ES" officeooo:paragraph-rsid="001cbfd1" style:font-size-asian="9pt" style:font-size-complex="9pt"/>
    </style:style>
    <style:style style:name="P38" style:family="paragraph" style:parent-style-name="WW-Cuerpo_20_de_20_texto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9pt" fo:language="ca" fo:country="ES" officeooo:paragraph-rsid="001cbfd1" style:font-size-asian="9pt" style:font-name-complex="Calibri2" style:font-size-complex="9pt"/>
    </style:style>
    <style:style style:name="P39" style:family="paragraph" style:parent-style-name="WW-Cuerpo_20_de_20_texto">
      <style:paragraph-properties fo:margin-top="0cm" fo:margin-bottom="0cm" style:contextual-spacing="false" fo:line-height="100%" fo:text-align="center" style:justify-single-word="false" style:snap-to-layout-grid="false"/>
      <style:text-properties fo:color="#ffffff" style:font-name="Calibri1" fo:font-size="12pt" fo:language="ca" fo:country="ES" fo:font-weight="normal" officeooo:rsid="001545f9" officeooo:paragraph-rsid="001cbfd1" style:font-name-asian="SimSun" style:font-size-asian="12pt" style:language-asian="es" style:country-asian="ES" style:font-weight-asian="normal" style:font-name-complex="Calibri" style:font-size-complex="12pt" style:language-complex="ar" style:country-complex="SA" style:font-weight-complex="normal"/>
    </style:style>
    <style:style style:name="P40" style:family="paragraph" style:parent-style-name="Texto_20_independiente_20_3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style:font-name="Calibri1" fo:font-size="9pt" fo:language="ca" fo:country="ES" officeooo:paragraph-rsid="001cbfd1" style:font-name-asian="Arial" style:font-size-asian="9pt" style:font-size-complex="9pt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1" fo:font-size="9pt" fo:language="ca" fo:country="ES" officeooo:paragraph-rsid="001cbfd1" style:font-size-asian="9pt" style:font-name-complex="Calibri2" style:font-size-complex="9pt"/>
    </style:style>
    <style:style style:name="P42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9pt" fo:language="ca" fo:country="ES" officeooo:paragraph-rsid="001cbfd1" style:font-size-asian="9pt" style:font-name-complex="Calibri" style:font-size-complex="9pt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style:font-name="Calibri1" fo:font-size="9pt" fo:language="ca" fo:country="ES" officeooo:paragraph-rsid="001cbfd1" style:font-size-asian="9pt" style:font-name-complex="Calibri" style:font-size-complex="9pt"/>
    </style:style>
    <style:style style:name="P44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1" fo:font-size="9pt" fo:language="ca" fo:country="ES" officeooo:paragraph-rsid="001cbfd1" style:font-size-asian="9pt" style:font-name-complex="Calibri" style:font-size-complex="9pt"/>
    </style:style>
    <style:style style:name="P45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language="ca" fo:country="ES" officeooo:paragraph-rsid="001cbfd1"/>
    </style:style>
    <style:style style:name="P46" style:family="paragraph" style:parent-style-name="Text_20_body">
      <style:paragraph-properties fo:margin-top="0cm" fo:margin-bottom="0cm" style:contextual-spacing="false" style:line-height-at-least="0.176cm" fo:text-align="justify" style:justify-single-word="false"/>
      <style:text-properties fo:language="ca" fo:country="ES" officeooo:paragraph-rsid="001cbfd1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1cbfd1" style:font-size-asian="9pt" style:font-size-complex="9pt"/>
    </style:style>
    <style:style style:name="P4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1" fo:font-size="9pt" fo:language="ca" fo:country="ES" officeooo:paragraph-rsid="001cbfd1" style:font-size-asian="9pt" style:font-size-complex="9pt"/>
    </style:style>
    <style:style style:name="P49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1" fo:font-size="9pt" fo:language="ca" fo:country="ES" officeooo:paragraph-rsid="001cbfd1" style:font-size-asian="9pt" style:font-name-complex="Calibri" style:font-size-complex="9pt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style:font-name="Calibri1" fo:font-size="9pt" fo:language="ca" fo:country="ES" officeooo:paragraph-rsid="001cbfd1" style:font-name-asian="Times New Roman" style:font-size-asian="9pt" style:language-asian="es" style:country-asian="ES" style:font-name-complex="Calibri" style:font-size-complex="9pt" style:language-complex="ar" style:country-complex="SA"/>
    </style:style>
    <style:style style:name="P51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ffffff" style:font-name="Calibri" fo:font-size="12pt" fo:language="ca" fo:country="ES" fo:font-weight="normal" officeooo:rsid="001545f9" officeooo:paragraph-rsid="001cbfd1" style:font-name-asian="SimSun" style:font-size-asian="12pt" style:font-weight-asian="normal" style:font-name-complex="Calibri" style:font-size-complex="12pt" style:font-weight-complex="normal"/>
    </style:style>
    <style:style style:name="P52" style:family="paragraph" style:parent-style-name="Text_20_body">
      <style:paragraph-properties fo:margin-top="0cm" fo:margin-bottom="0cm" style:contextual-spacing="false" fo:line-height="100%" fo:text-align="center" style:justify-single-word="false" style:snap-to-layout-grid="false"/>
      <style:text-properties fo:color="#ffffff" style:font-name="Calibri" fo:font-size="12pt" fo:language="ca" fo:country="ES" fo:font-weight="normal" officeooo:rsid="001545f9" officeooo:paragraph-rsid="001cbfd1" style:font-name-asian="SimSun" style:font-size-asian="12pt" style:language-asian="es" style:country-asian="ES" style:font-weight-asian="normal" style:font-name-complex="Calibri" style:font-size-complex="12pt" style:language-complex="ar" style:country-complex="SA" style:font-weight-complex="normal"/>
    </style:style>
    <style:style style:name="P53" style:family="paragraph" style:parent-style-name="Standard">
      <style:paragraph-properties fo:margin-top="0cm" fo:margin-bottom="0.212cm" style:contextual-spacing="false" fo:text-align="justify" style:justify-single-word="false" style:snap-to-layout-grid="false"/>
      <style:text-properties style:font-name="Calibri1" fo:font-size="9pt" fo:language="ca" fo:country="ES" officeooo:paragraph-rsid="001cbfd1" style:font-size-asian="9pt" style:font-size-complex="9pt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size="14pt" fo:language="ca" fo:country="ES" fo:font-weight="normal" officeooo:rsid="001545f9" officeooo:paragraph-rsid="001cbfd1" style:font-name-asian="SimSun" style:font-size-asian="14pt" style:language-asian="es" style:country-asian="ES" style:font-weight-asian="normal" style:font-name-complex="Calibri" style:font-size-complex="14pt" style:language-complex="ar" style:country-complex="SA" style:font-weight-complex="normal"/>
    </style:style>
    <style:style style:name="P55" style:family="paragraph" style:parent-style-name="Table_20_Contents">
      <style:paragraph-properties fo:text-align="justify" style:justify-single-word="false" style:snap-to-layout-grid="false"/>
      <style:text-properties style:font-name="Calibri1" fo:font-size="9pt" fo:language="ca" fo:country="ES" officeooo:paragraph-rsid="001cbfd1" style:font-size-asian="9pt" style:font-name-complex="Calibri2" style:font-size-complex="9pt"/>
    </style:style>
    <style:style style:name="P56" style:family="paragraph" style:parent-style-name="_31__20_cabecera">
      <style:text-properties fo:language="ca" fo:country="ES" officeooo:paragraph-rsid="001cbfd1"/>
    </style:style>
    <style:style style:name="P57" style:family="paragraph" style:parent-style-name="_34__20_competencias">
      <style:text-properties fo:language="ca" fo:country="ES" officeooo:paragraph-rsid="001cbfd1"/>
    </style:style>
    <style:style style:name="P58" style:family="paragraph" style:parent-style-name="_34__20_competencias">
      <style:text-properties fo:color="#000000" style:font-name="Calibri1" fo:font-size="9pt" fo:language="ca" fo:country="ES" officeooo:paragraph-rsid="001cbfd1" style:font-size-asian="9pt" style:font-size-complex="9pt"/>
    </style:style>
    <style:style style:name="P59" style:family="paragraph" style:parent-style-name="_34__20_competencias">
      <style:text-properties style:font-name="Calibri1" fo:font-size="9pt" fo:language="ca" fo:country="ES" officeooo:paragraph-rsid="001cbfd1" style:font-size-asian="9pt" style:font-size-complex="9pt"/>
    </style:style>
    <style:style style:name="P60" style:family="paragraph" style:parent-style-name="_34__20_competencias">
      <style:text-properties style:font-name="Calibri1" fo:font-size="9pt" fo:language="ca" fo:country="ES" officeooo:paragraph-rsid="001cbfd1" style:font-name-asian="Lucida Sans Unicode" style:font-size-asian="9pt" style:font-size-complex="9pt"/>
    </style:style>
    <style:style style:name="P61" style:family="paragraph" style:parent-style-name="Texto_20_independiente_20_3">
      <style:text-properties style:font-name="Calibri1" fo:font-size="9pt" fo:language="ca" fo:country="ES" officeooo:paragraph-rsid="001cbfd1" style:font-size-asian="9pt" style:font-size-complex="9pt"/>
    </style:style>
    <style:style style:name="P62" style:family="paragraph" style:parent-style-name="Texto_20_independiente_20_3">
      <style:paragraph-properties fo:text-align="justify" style:justify-single-word="false" style:snap-to-layout-grid="false"/>
      <style:text-properties style:font-name="Calibri1" fo:font-size="9pt" fo:language="ca" fo:country="ES" fo:font-weight="normal" officeooo:paragraph-rsid="001cbfd1" style:font-size-asian="9pt" style:font-weight-asian="normal" style:font-size-complex="9pt" style:font-weight-complex="normal"/>
    </style:style>
    <style:style style:name="P63" style:family="paragraph" style:parent-style-name="_31__20_Cabecera">
      <style:text-properties fo:font-size="12pt" fo:language="ca" fo:country="ES" fo:font-weight="normal" officeooo:paragraph-rsid="001cbfd1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2" style:font-name-complex="Calibri2"/>
    </style:style>
    <style:style style:name="T4" style:family="text">
      <style:text-properties style:font-name="Calibri2" fo:font-size="11pt" fo:font-weight="bold" style:font-size-asian="11pt" style:font-weight-asian="bold" style:font-name-complex="Calibri2" style:font-size-complex="11pt" style:font-weight-complex="bold"/>
    </style:style>
    <style:style style:name="T5" style:family="text">
      <style:text-properties style:font-name="Calibri2" fo:font-size="11pt" style:font-size-asian="11pt" style:font-weight-asian="bold" style:font-name-complex="Calibri2" style:font-size-complex="11pt" style:font-weight-complex="bold"/>
    </style:style>
    <style:style style:name="T6" style:family="text">
      <style:text-properties style:text-position="super 58%"/>
    </style:style>
    <style:style style:name="T7" style:family="text">
      <style:text-properties fo:color="#000000" style:font-name="Calibri2" fo:font-size="9pt" style:font-size-asian="9pt" style:font-name-complex="Calibri2" style:font-size-complex="9pt"/>
    </style:style>
    <style:style style:name="T8" style:family="text">
      <style:text-properties fo:color="#000000" style:font-name="Calibri2" fo:font-size="9pt" fo:font-weight="bold" style:font-size-asian="9pt" style:font-weight-asian="bold" style:font-name-complex="Calibri2" style:font-size-complex="9pt"/>
    </style:style>
    <style:style style:name="T9" style:family="text">
      <style:text-properties fo:color="#000000" style:font-name="Calibri2" fo:font-size="9pt" fo:font-weight="bold" style:font-size-asian="9pt" style:font-weight-asian="bold" style:font-name-complex="Calibri2" style:font-size-complex="9pt" style:font-weight-complex="bold"/>
    </style:style>
    <style:style style:name="T10" style:family="text">
      <style:text-properties fo:color="#000000" style:font-name-complex="Calibri"/>
    </style:style>
    <style:style style:name="T11" style:family="text">
      <style:text-properties fo:color="#000000" style:font-name-complex="Calibri2"/>
    </style:style>
    <style:style style:name="T12" style:family="text">
      <style:text-properties fo:color="#000000" fo:font-weight="bold" style:font-weight-asian="bold" style:font-name-complex="Calibri2"/>
    </style:style>
    <style:style style:name="T13" style:family="text">
      <style:text-properties fo:color="#000000" fo:font-weight="bold" style:font-weight-asian="bold" style:font-name-complex="Calibri2" style:font-weight-complex="bold"/>
    </style:style>
    <style:style style:name="T14" style:family="text">
      <style:text-properties fo:color="#000000" fo:font-weight="bold" style:font-name-asian="Arial" style:font-weight-asian="bold" style:font-name-complex="Calibri2" style:font-weight-complex="bold"/>
    </style:style>
    <style:style style:name="T15" style:family="text">
      <style:text-properties fo:color="#000000" fo:font-weight="normal" style:font-weight-asian="normal" style:font-name-complex="Calibri2" style:font-weight-complex="normal"/>
    </style:style>
    <style:style style:name="T16" style:family="text">
      <style:text-properties fo:color="#000000" style:text-underline-style="solid" style:text-underline-width="auto" style:text-underline-color="font-color" style:font-name-complex="Calibri2"/>
    </style:style>
    <style:style style:name="T17" style:family="text">
      <style:text-properties fo:color="#000000" style:font-name-asian="Arial" style:font-name-complex="Calibri2"/>
    </style:style>
    <style:style style:name="T18" style:family="text">
      <style:text-properties fo:color="#000000" style:font-name-asian="Lucida Sans Unicode" style:font-name-complex="Calibri2"/>
    </style:style>
    <style:style style:name="T19" style:family="text">
      <style:text-properties fo:color="#000000" style:text-underline-style="none" fo:font-weight="bold" style:font-weight-asian="bold" style:font-name-complex="Calibri2"/>
    </style:style>
    <style:style style:name="T20" style:family="text">
      <style:text-properties fo:color="#000000" style:text-underline-style="none" style:font-name-complex="Calibri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name-complex="Calibri2" style:font-weight-complex="bold"/>
    </style:style>
    <style:style style:name="T23" style:family="text">
      <style:text-properties fo:color="#00000a" style:font-name-complex="Calibri2"/>
    </style:style>
    <style:style style:name="T24" style:family="text">
      <style:text-properties fo:color="#00000a" fo:font-weight="bold" style:font-weight-asian="bold" style:font-name-complex="Calibri2" style:font-weight-complex="bold"/>
    </style:style>
    <style:style style:name="T25" style:family="text">
      <style:text-properties fo:color="#00000a" fo:font-weight="bold" fo:background-color="transparent" loext:char-shading-value="0" style:font-weight-asian="bold" style:font-name-complex="Calibri2" style:font-weight-complex="bold"/>
    </style:style>
    <style:style style:name="T26" style:family="text">
      <style:text-properties style:font-name-complex="Calibri"/>
    </style:style>
    <style:style style:name="T27" style:family="text">
      <style:text-properties style:font-name-complex="Calibri2"/>
    </style:style>
    <style:style style:name="T28" style:family="text">
      <style:text-properties style:font-name-asian="Lucida Sans Unicode" style:font-name-complex="Calibri2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/>
      <text:section text:style-name="Sect1" text:name="Secció1">
        <text:p text:style-name="P5">1. Competència en comunicació lingüística CCLI</text:p>
        <text:p text:style-name="P5">2. Competència matemàtica i competència bàsica en ciència i tecnologia CMCT</text:p>
        <text:p text:style-name="P5">3. Competència digital CD</text:p>
        <text:p text:style-name="P5">4. Competència per aprendre a aprendre CAA</text:p>
        <text:p text:style-name="P5">5. Consciència i expressions culturals CEC</text:p>
        <text:p text:style-name="P5">6. Sentit d'iniciativa i espírit emprenedor SIEE</text:p>
        <text:p text:style-name="P7">7. Competències socials i cíviques CSC</text:p>
        <text:p text:style-name="P7"/>
        <text:p text:style-name="P6">A: Aconseguit <text:s text:c="2"/>EP: En procés <text:s text:c="2"/>I: Iniciat</text:p>
      </text:section>
      <text:p text:style-name="P17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 table:number-columns-repeated="4"/>
        <table:table-row table:style-name="Tabla1.1">
          <table:table-cell table:style-name="Tabla1.A1" table:number-columns-spanned="8" office:value-type="string">
            <text:p text:style-name="P56">ÀREA: CIÈNCIES DE LA NATURALESA <text:s text:c="19"/>NIVELL: 1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8" office:value-type="string">
            <text:p text:style-name="P63">BLOC 1: INICIACIÓ A L’ACTIVITAT CIENTÍF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9">CONTINGUTS</text:p>
          </table:table-cell>
          <table:table-cell table:style-name="Tabla1.A3" office:value-type="string">
            <text:p text:style-name="P10">CRITERIS D'AVALUACIÓ</text:p>
          </table:table-cell>
          <table:table-cell table:style-name="Tabla1.C3" office:value-type="string">
            <text:p text:style-name="P10"><text:span text:style-name="T3">INDICADORS </text:span><text:span text:style-name="T4">D'ÈXIT</text:span></text:p>
          </table:table-cell>
          <table:table-cell table:style-name="Tabla1.C3" office:value-type="string">
            <text:p text:style-name="P10">CCLV</text:p>
          </table:table-cell>
          <table:table-cell table:style-name="Tabla1.C3" office:value-type="string">
            <text:p text:style-name="P13">1<text:span text:style-name="T6">r</text:span> T</text:p>
          </table:table-cell>
          <table:table-cell table:style-name="Tabla1.C3" office:value-type="string">
            <text:p text:style-name="P13">2<text:span text:style-name="T6">n</text:span> T</text:p>
          </table:table-cell>
          <table:table-cell table:style-name="Tabla1.C3" office:value-type="string">
            <text:p text:style-name="P13">3<text:span text:style-name="T6">r</text:span> T</text:p>
          </table:table-cell>
          <table:table-cell table:style-name="Tabla1.H3" office:value-type="string">
            <text:p text:style-name="P13">FIN</text:p>
          </table:table-cell>
        </table:table-row>
        <table:table-row table:style-name="Tabla1.1">
          <table:table-cell table:style-name="Tabla1.A4" table:number-rows-spanned="2" office:value-type="string">
            <text:p text:style-name="P19"><text:span text:style-name="T10">Exploració i observació sistemàtica d’objectes de l’entorn </text:span><text:span text:style-name="T26">escolar i familiar de l’alumnat.</text:span></text:p>
            <text:p text:style-name="P15"/>
          </table:table-cell>
          <table:table-cell table:style-name="Tabla1.A4" table:number-rows-spanned="2" office:value-type="string">
            <text:p text:style-name="P15">1rCN.BL1.1 Formular preguntes com a mostra de curiositat i amb l’ajuda del docent sobre aspectes del propi cos, de l’entorn natural i entorn físic més immediat, determinar els conceptes clau i establir els mètodes i instruments més adequats.</text:p>
            <text:p text:style-name="P15"/>
            <text:p text:style-name="P15"/>
          </table:table-cell>
          <table:table-cell table:style-name="Tabla1.A4" office:value-type="string">
            <text:p text:style-name="P61">1rCN.BL1.1.1 Formula preguntes com a mostra de curiositat i amb l’ajuda del docent sobre aspectes del propi <text:span text:style-name="T21">cos, de l’entorn natural i entorn físic més immediat, i la seua influència en la vida quotidiana.</text:span></text:p>
          </table:table-cell>
          <table:table-cell table:style-name="Tabla1.A4" office:value-type="string">
            <text:p text:style-name="P59">CMCT</text:p>
            <text:p text:style-name="P59">CCLI</text:p>
            <text:p text:style-name="P59">CAA</text:p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5" office:value-type="string">
            <text:p text:style-name="P34"><text:span text:style-name="T27">1rCN.BL1.1.2 Identifica els </text:span><text:span text:style-name="T22">conceptes clau</text:span><text:span text:style-name="T27">, amb l’ajuda del docent,</text:span><text:span text:style-name="T22"> sobre aspectes del propi cos, de l’entorn natural i entorn físic més immediat</text:span><text:span text:style-name="T27">, a partir de les preguntes formulades.</text:span></text:p>
          </table:table-cell>
          <table:table-cell table:style-name="Tabla1.D5" office:value-type="string">
            <text:p text:style-name="P59">CMCT</text:p>
            <text:p text:style-name="P59">CAA</text:p>
          </table:table-cell>
          <table:table-cell table:style-name="Tabla1.E5" office:value-type="string">
            <text:p text:style-name="P59"/>
          </table:table-cell>
          <table:table-cell table:style-name="Tabla1.F5" office:value-type="string">
            <text:p text:style-name="P59"/>
          </table:table-cell>
          <table:table-cell table:style-name="Tabla1.G5" office:value-type="string">
            <text:p text:style-name="P59"/>
          </table:table-cell>
          <table:table-cell table:style-name="Tabla1.H5" office:value-type="string">
            <text:p text:style-name="P59"/>
          </table:table-cell>
        </table:table-row>
        <table:table-row table:style-name="Tabla1.1">
          <table:table-cell table:style-name="Tabla1.A7" table:number-rows-spanned="2" office:value-type="string">
            <text:p text:style-name="P22">Desenrotllament d’hàbits de treball entorn de l’activitat científica.</text:p>
            <text:p text:style-name="P23">Ús de llistes i imatges.</text:p>
            <text:p text:style-name="P33">Observacions i registre.</text:p>
          </table:table-cell>
          <table:table-cell table:style-name="Tabla1.B7" table:number-rows-spanned="2" office:value-type="string">
            <text:p text:style-name="P41">1rCN.BL1.2 Amb les orientacions del professorat, obtindre informació per mitjà de l'exploració i observació de si mateixos i del seu entorn més immediat i registrar-la per mitjà de llistes i imatges, utilitzant mitjans digitals d'emmagatzematge i cuidant del seu bon ús i manteniment.</text:p>
          </table:table-cell>
          <table:table-cell table:style-name="Tabla1.C6" office:value-type="string">
            <text:p text:style-name="P19"><text:span text:style-name="T27">1rCN.BL1.2.1 </text:span><text:span text:style-name="T11">Busca i selecciona informació, a partir de pistes suggerides pel professor,</text:span><text:span text:style-name="T27"> </text:span><text:span text:style-name="T22">per mitjà de l'exploració i observació</text:span><text:span text:style-name="T27"> </text:span><text:span text:style-name="T22">de si mateix i del seu entorn més immediat.</text:span></text:p>
          </table:table-cell>
          <table:table-cell table:style-name="Tabla1.D6" office:value-type="string">
            <text:p text:style-name="P59">CMCT</text:p>
            <text:p text:style-name="P59">CAA</text:p>
          </table:table-cell>
          <table:table-cell table:style-name="Tabla1.E6" office:value-type="string">
            <text:p text:style-name="P59"/>
          </table:table-cell>
          <table:table-cell table:style-name="Tabla1.F6" office:value-type="string">
            <text:p text:style-name="P59"/>
          </table:table-cell>
          <table:table-cell table:style-name="Tabla1.G6" office:value-type="string">
            <text:p text:style-name="P59"/>
          </table:table-cell>
          <table:table-cell table:style-name="Tabla1.H6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7" office:value-type="string">
            <text:p text:style-name="P19"><text:span text:style-name="T11">1rCN.BL1.2.2 Registra, amb la guia del docent, la informació obtinguda</text:span><text:span text:style-name="T13"> </text:span><text:span text:style-name="T15">per mitjà de</text:span><text:span text:style-name="T13"> llistes, imatges o taules.</text:span></text:p>
            <text:p text:style-name="P41"/>
          </table:table-cell>
          <table:table-cell table:style-name="Tabla1.D7" office:value-type="string">
            <text:p text:style-name="P59">CAA</text:p>
            <text:p text:style-name="P59">CD</text:p>
          </table:table-cell>
          <table:table-cell table:style-name="Tabla1.E7" office:value-type="string">
            <text:p text:style-name="P59"/>
          </table:table-cell>
          <table:table-cell table:style-name="Tabla1.F7" office:value-type="string">
            <text:p text:style-name="P59"/>
          </table:table-cell>
          <table:table-cell table:style-name="Tabla1.G7" office:value-type="string">
            <text:p text:style-name="P59"/>
          </table:table-cell>
          <table:table-cell table:style-name="Tabla1.H7" office:value-type="string">
            <text:p text:style-name="P59"/>
          </table:table-cell>
        </table:table-row>
        <table:table-row table:style-name="Tabla1.1">
          <table:table-cell table:style-name="Tabla1.A8" office:value-type="string">
            <text:p text:style-name="P22">Exposició oral del resultat d’una experiència.</text:p>
            <text:p text:style-name="P23">Escolta de les aportacions alienes.</text:p>
            <text:p text:style-name="P33"/>
          </table:table-cell>
          <table:table-cell table:style-name="Tabla1.B8" office:value-type="string">
            <text:p text:style-name="P33">1rCN.BL1.3 Descriure la informació arreplegada del que s’ha observat i del que s’ha fet, sobre el ser humà i la salut, els sers vius, la matèria i l’energia i la <text:soft-page-break/>tecnologia, i destacar allò que siga rellevant.</text:p>
          </table:table-cell>
          <table:table-cell table:style-name="Tabla1.C8" office:value-type="string">
            <text:p text:style-name="P62">1rCN.BL1.3.1 Descriu la informació arreplegada en llistes, imatges o taules sobre el ser humà i la salut, els sers vius, la matèria i l’energia i la tecnologia, a <text:soft-page-break/>través de l’observació i l’experimentació, i <text:span text:style-name="T21">destaca allò que siga rellevant</text:span>.</text:p>
          </table:table-cell>
          <table:table-cell table:style-name="Tabla1.D8" office:value-type="string">
            <text:p text:style-name="P59">CMCT</text:p>
            <text:p text:style-name="P59">CAA</text:p>
            <text:p text:style-name="P59"><text:bookmark text:name="__DdeLink__374_664610594"/>CCLI</text:p>
          </table:table-cell>
          <table:table-cell table:style-name="Tabla1.E8" office:value-type="string">
            <text:p text:style-name="P59"/>
          </table:table-cell>
          <table:table-cell table:style-name="Tabla1.F8" office:value-type="string">
            <text:p text:style-name="P59"/>
          </table:table-cell>
          <table:table-cell table:style-name="Tabla1.G8" office:value-type="string">
            <text:p text:style-name="P59"/>
          </table:table-cell>
          <table:table-cell table:style-name="Tabla1.H8" office:value-type="string">
            <text:p text:style-name="P59"/>
          </table:table-cell>
        </table:table-row>
        <table:table-row table:style-name="Tabla1.1">
          <table:table-cell table:style-name="Tabla1.A9" office:value-type="string">
            <text:p text:style-name="P22">Ús de diferents fonts d’informació, diversos materials així com les TIC, complint les mesures necessàries de protecció i seguretat.</text:p>
            <text:p text:style-name="P33">Presentació d’informes per a comunicar resultats.</text:p>
          </table:table-cell>
          <table:table-cell table:style-name="Tabla1.B9" office:value-type="string">
            <text:p text:style-name="P41">1rCN.BL1.4 Comunicar oralment i per escrit alguns fets de l'entorn immediat relacionats amb les Ciències Naturals fent ús d'imatges amb suport paper i/o digital.</text:p>
          </table:table-cell>
          <table:table-cell table:style-name="Tabla1.C9" office:value-type="string">
            <text:p text:style-name="P47"><text:span text:style-name="T27">1rCN.BL1.4.1 Comunica oralment i per escrit alguns</text:span><text:span text:style-name="T22"> fets de l'entorn immediat</text:span><text:span text:style-name="T27"> relacionats amb les Ciències Naturals,</text:span><text:span text:style-name="T22"> fent ús d'imatges amb suport paper i/o digital.</text:span></text:p>
          </table:table-cell>
          <table:table-cell table:style-name="Tabla1.D9" office:value-type="string">
            <text:p text:style-name="P59">CCLI</text:p>
            <text:p text:style-name="P59"><text:bookmark text:name="__DdeLink__963_664610594"/>CAA</text:p>
            <text:p text:style-name="P59">CD</text:p>
          </table:table-cell>
          <table:table-cell table:style-name="Tabla1.E9" office:value-type="string">
            <text:p text:style-name="P59"/>
          </table:table-cell>
          <table:table-cell table:style-name="Tabla1.F9" office:value-type="string">
            <text:p text:style-name="P59"/>
          </table:table-cell>
          <table:table-cell table:style-name="Tabla1.G9" office:value-type="string">
            <text:p text:style-name="P59"/>
          </table:table-cell>
          <table:table-cell table:style-name="Tabla1.H9" office:value-type="string">
            <text:p text:style-name="P59"/>
          </table:table-cell>
        </table:table-row>
        <table:table-row table:style-name="Tabla1.1">
          <table:table-cell table:style-name="Tabla1.A10" office:value-type="string">
            <text:p text:style-name="P22">Desenrotllament de projectes en equip de forma guiada.</text:p>
            <text:p text:style-name="P23">Escolta de les aportacions alienes.</text:p>
            <text:p text:style-name="P23">Aportació d’idees pròpies constructives.</text:p>
            <text:p text:style-name="P23">Responsabilitat davant del treball personal per a aconseguir una meta col·lectiva.</text:p>
            <text:p text:style-name="P15">Diàleg entre iguals sota direcció.</text:p>
          </table:table-cell>
          <table:table-cell table:style-name="Tabla1.B10" office:value-type="string">
            <text:p text:style-name="P16">1rCN.BL1.5 Participar en equips de treball de forma guiada i col·laborar amb els altres membres del grup per a aconseguir metes comunes.</text:p>
          </table:table-cell>
          <table:table-cell table:style-name="Tabla1.C10" office:value-type="string">
            <text:p text:style-name="P40"><text:span text:style-name="T11">1rCN.BL1.5.1 Participa, amb la </text:span><text:span text:style-name="T16">guia de l’adult</text:span><text:span text:style-name="T11">, en equips de treball i </text:span><text:span text:style-name="T13">col·labora amb els altres</text:span><text:span text:style-name="T11"> membres del grup per a aconseguir metes comunes.</text:span></text:p>
          </table:table-cell>
          <table:table-cell table:style-name="Tabla1.D10" office:value-type="string">
            <text:p text:style-name="P59">CSC</text:p>
            <text:p text:style-name="P59">CAA</text:p>
            <text:p text:style-name="P59">SIEE</text:p>
          </table:table-cell>
          <table:table-cell table:style-name="Tabla1.E10" office:value-type="string">
            <text:p text:style-name="P59"/>
          </table:table-cell>
          <table:table-cell table:style-name="Tabla1.F10" office:value-type="string">
            <text:p text:style-name="P59"/>
          </table:table-cell>
          <table:table-cell table:style-name="Tabla1.G10" office:value-type="string">
            <text:p text:style-name="P59"/>
          </table:table-cell>
          <table:table-cell table:style-name="Tabla1.H10" office:value-type="string">
            <text:p text:style-name="P59"/>
          </table:table-cell>
        </table:table-row>
        <table:table-row table:style-name="Tabla1.1">
          <table:table-cell table:style-name="Tabla1.A12" table:number-rows-spanned="2" office:value-type="string">
            <text:p text:style-name="P22">Esforç, força de voluntat. Constància i hàbits de treball.</text:p>
            <text:p text:style-name="P24">Aplicació d’estratègies d’aprenentatge cooperatiu i per projectes.</text:p>
          </table:table-cell>
          <table:table-cell table:style-name="Tabla1.B12" table:number-rows-spanned="2" office:value-type="string">
            <text:p text:style-name="P25">1rCN.BL1.6 Esforçar-se i mantindre l'atenció mentres realitza una activitat sense abandonar quan li costa realitzar-la.</text:p>
          </table:table-cell>
          <table:table-cell table:style-name="Tabla1.C11" office:value-type="string">
            <text:p text:style-name="P48"><text:span text:style-name="T17">1rCN.BL1.6.1 </text:span><text:span text:style-name="T14">S'esforça</text:span><text:span text:style-name="T17"> i manté </text:span><text:span text:style-name="T14">l'atenció</text:span><text:span text:style-name="T17"> mentres realitza una activitat.</text:span></text:p>
          </table:table-cell>
          <table:table-cell table:style-name="Tabla1.D11" office:value-type="string">
            <text:p text:style-name="P59">CAA</text:p>
            <text:p text:style-name="P59"/>
          </table:table-cell>
          <table:table-cell table:style-name="Tabla1.E11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G11" office:value-type="string">
            <text:p text:style-name="P59"/>
          </table:table-cell>
          <table:table-cell table:style-name="Tabla1.H11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12" office:value-type="string">
            <text:p text:style-name="P53"><text:span text:style-name="T17">1rCN.BL1.6.2 Persistix en la realització d'una activitat </text:span><text:span text:style-name="T14">sense abandonar</text:span><text:span text:style-name="T17"> encara que li coste realitzar-la.</text:span></text:p>
          </table:table-cell>
          <table:table-cell table:style-name="Tabla1.D12" office:value-type="string">
            <text:p text:style-name="P60">SIEE</text:p>
          </table:table-cell>
          <table:table-cell table:style-name="Tabla1.E12" office:value-type="string">
            <text:p text:style-name="P60"/>
          </table:table-cell>
          <table:table-cell table:style-name="Tabla1.F12" office:value-type="string">
            <text:p text:style-name="P60"/>
          </table:table-cell>
          <table:table-cell table:style-name="Tabla1.G12" office:value-type="string">
            <text:p text:style-name="P60"/>
          </table:table-cell>
          <table:table-cell table:style-name="Tabla1.H12" office:value-type="string">
            <text:p text:style-name="P60"/>
          </table:table-cell>
        </table:table-row>
        <table:table-row table:style-name="Tabla1.1">
          <table:table-cell table:style-name="Tabla1.A14" table:number-rows-spanned="2" office:value-type="string">
            <text:p text:style-name="P22">Planificació creativa de projectes individuals o col·lectius.</text:p>
            <text:p text:style-name="P23">Aportació d’idees pròpies constructives.</text:p>
            <text:p text:style-name="P23">Responsabilitat davant del treball personal per a aconseguir una meta col·lectiva.</text:p>
            <text:p text:style-name="P22">Desenrotllament de projectes en equip de forma guiada.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a1.B14" table:number-rows-spanned="2" office:value-type="string">
            <text:p text:style-name="P19"><text:span text:style-name="T18">1rCN.</text:span><text:span text:style-name="T28">BL1.7 Participar en el procés de planificació del desenrotllament d'un producte o una tasca, ordenar amb ajuda els passos que cal seguir i expressar les seues opinions sobre el procés i el resultat.</text:span></text:p>
          </table:table-cell>
          <table:table-cell table:style-name="Tabla1.C13" office:value-type="string">
            <text:p text:style-name="P47"><text:span text:style-name="T17">1rCN.BL1.7.1 Participa en el procés de planificació del desenrotllament d'un producte o una tasca i </text:span><text:span text:style-name="T14">ordena, amb ajuda, els passos que</text:span><text:span text:style-name="T17"> s'han de seguir.</text:span></text:p>
          </table:table-cell>
          <table:table-cell table:style-name="Tabla1.D13" office:value-type="string">
            <text:p text:style-name="P59">CAA</text:p>
            <text:p text:style-name="P59">SIEE</text:p>
            <text:p text:style-name="P59"/>
          </table:table-cell>
          <table:table-cell table:style-name="Tabla1.E13" office:value-type="string">
            <text:p text:style-name="P59"/>
          </table:table-cell>
          <table:table-cell table:style-name="Tabla1.F13" office:value-type="string">
            <text:p text:style-name="P59"/>
          </table:table-cell>
          <table:table-cell table:style-name="Tabla1.G13" office:value-type="string">
            <text:p text:style-name="P59"/>
          </table:table-cell>
          <table:table-cell table:style-name="Tabla1.H13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14" office:value-type="string">
            <text:p text:style-name="P21"><text:span text:style-name="T17">1rCN.BL1.7.2 Expressa els seus </text:span><text:span text:style-name="T14">gustos i opinions</text:span><text:span text:style-name="T17"> sobre el </text:span><text:span text:style-name="T14">resultat</text:span><text:span text:style-name="T17"> d'un producte o tasca.</text:span></text:p>
          </table:table-cell>
          <table:table-cell table:style-name="Tabla1.D14" office:value-type="string">
            <text:p text:style-name="P59">CAA</text:p>
            <text:p text:style-name="P59">SIEE</text:p>
          </table:table-cell>
          <table:table-cell table:style-name="Tabla1.E14" office:value-type="string">
            <text:p text:style-name="P59"/>
          </table:table-cell>
          <table:table-cell table:style-name="Tabla1.F14" office:value-type="string">
            <text:p text:style-name="P59"/>
          </table:table-cell>
          <table:table-cell table:style-name="Tabla1.G14" office:value-type="string">
            <text:p text:style-name="P59"/>
          </table:table-cell>
          <table:table-cell table:style-name="Tabla1.H14" office:value-type="string">
            <text:p text:style-name="P59"/>
          </table:table-cell>
        </table:table-row>
        <text:soft-page-break/>
        <table:table-row table:style-name="Tabla1.15">
          <table:table-cell table:style-name="Tabla1.A2" table:number-columns-spanned="8" office:value-type="string">
            <text:p text:style-name="P51">BLOC 2: 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6" office:value-type="string">
            <text:p text:style-name="P11">CONTINGUTS</text:p>
          </table:table-cell>
          <table:table-cell table:style-name="Tabla1.B16" office:value-type="string">
            <text:p text:style-name="P12">CRITERIS D'AVALUACIÓ</text:p>
          </table:table-cell>
          <table:table-cell table:style-name="Tabla1.B16" office:value-type="string">
            <text:p text:style-name="P12"><text:span text:style-name="T3">INDICADORS </text:span><text:span text:style-name="T5">D'ÈXIT</text:span></text:p>
          </table:table-cell>
          <table:table-cell table:style-name="Tabla1.B16" office:value-type="string">
            <text:p text:style-name="P12">CCLV</text:p>
          </table:table-cell>
          <table:table-cell table:style-name="Tabla1.B16" office:value-type="string">
            <text:p text:style-name="P14">1<text:span text:style-name="T6">r</text:span> T</text:p>
          </table:table-cell>
          <table:table-cell table:style-name="Tabla1.B16" office:value-type="string">
            <text:p text:style-name="P14">2<text:span text:style-name="T6">n</text:span> T</text:p>
          </table:table-cell>
          <table:table-cell table:style-name="Tabla1.B16" office:value-type="string">
            <text:p text:style-name="P14">3<text:span text:style-name="T6">r</text:span> T</text:p>
          </table:table-cell>
          <table:table-cell table:style-name="Tabla1.H16" office:value-type="string">
            <text:p text:style-name="P14">FIN</text:p>
          </table:table-cell>
        </table:table-row>
        <table:table-row table:style-name="Tabla1.1">
          <table:table-cell table:style-name="Tabla1.A17" office:value-type="string">
            <text:p text:style-name="P42">Parts del cos: cap, tronc, extremitats.</text:p>
            <text:p text:style-name="P43">Sentits.</text:p>
            <text:p text:style-name="P42">Observació dels trets físics de les persones.</text:p>
          </table:table-cell>
          <table:table-cell table:style-name="Tabla1.B17" office:value-type="string">
            <text:p text:style-name="P41">1rCN.BL2.1 Identificar i localitzar el cap, el tronc i les extremitats del seu cos i els sentits per mitjà del dibuix d'un mateix i de les persones del seu entorn pròxim.</text:p>
          </table:table-cell>
          <table:table-cell table:style-name="Tabla1.C17" office:value-type="string">
            <text:p text:style-name="P47"><text:span text:style-name="T11">1rCN.BL2.1.1 Identifica el </text:span><text:span text:style-name="T13">cap</text:span><text:span text:style-name="T11">, el</text:span><text:span text:style-name="T13"> tronc</text:span><text:span text:style-name="T11"> i les </text:span><text:span text:style-name="T13">extremitats del seu cos i</text:span><text:span text:style-name="T11"> els </text:span><text:span text:style-name="T13">sentits</text:span><text:span text:style-name="T11"> per mitjà del dibuix</text:span><text:span text:style-name="T13"> d'un mateix i de les persones del seu entorn pròxim.</text:span></text:p>
          </table:table-cell>
          <table:table-cell table:style-name="Tabla1.D17" office:value-type="string">
            <text:p text:style-name="P58">CMCT</text:p>
          </table:table-cell>
          <table:table-cell table:style-name="Tabla1.E17" office:value-type="string">
            <text:p text:style-name="P58"/>
          </table:table-cell>
          <table:table-cell table:style-name="Tabla1.F17" office:value-type="string">
            <text:p text:style-name="P58"/>
          </table:table-cell>
          <table:table-cell table:style-name="Tabla1.G17" office:value-type="string">
            <text:p text:style-name="P58"/>
          </table:table-cell>
          <table:table-cell table:style-name="Tabla1.H17" office:value-type="string">
            <text:p text:style-name="P58"/>
          </table:table-cell>
        </table:table-row>
        <table:table-row table:style-name="Tabla1.1">
          <table:table-cell table:style-name="Tabla1.A19" table:number-rows-spanned="2" office:value-type="string">
            <text:p text:style-name="P42">Normes d’higiene i neteja personal.</text:p>
            <text:p text:style-name="P42">Identitat i autonomia personal: valdre’s per si mateix, augment de responsabilitats...</text:p>
          </table:table-cell>
          <table:table-cell table:style-name="Tabla1.B19" table:number-rows-spanned="2" office:value-type="string">
            <text:p text:style-name="P41">1rCN.BL2.2 Adoptar en la seua vida quotidiana hàbits d'higiene i neteja personal i relacionar-los amb una bona salut i imatge personal.</text:p>
          </table:table-cell>
          <table:table-cell table:style-name="Tabla1.C18" office:value-type="string">
            <text:p text:style-name="P47"><text:span text:style-name="T23">1rCN.BL2.2.1 Adopta hàbits en la </text:span><text:span text:style-name="T24">vida quotidiana d'higiene i neteja personal.</text:span></text:p>
          </table:table-cell>
          <table:table-cell table:style-name="Tabla1.D18" office:value-type="string">
            <text:p text:style-name="P59">CMCT</text:p>
            <text:p text:style-name="P59"><text:bookmark text:name="__DdeLink__212_829602312"/>SIEE</text:p>
          </table:table-cell>
          <table:table-cell table:style-name="Tabla1.E18" office:value-type="string">
            <text:p text:style-name="P59"/>
          </table:table-cell>
          <table:table-cell table:style-name="Tabla1.F18" office:value-type="string">
            <text:p text:style-name="P59"/>
          </table:table-cell>
          <table:table-cell table:style-name="Tabla1.G18" office:value-type="string">
            <text:p text:style-name="P59"/>
          </table:table-cell>
          <table:table-cell table:style-name="Tabla1.H18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19" office:value-type="string">
            <text:p text:style-name="P47"><text:span text:style-name="T23">1rCN.BL2.2.2 Relaciona els hàbits d'</text:span><text:span text:style-name="T24">higiene i </text:span><text:span text:style-name="T25">neteja</text:span><text:span text:style-name="T24"> persona</text:span><text:span text:style-name="T23">l amb una </text:span><text:span text:style-name="T24">bona salut i imatge personal.</text:span></text:p>
          </table:table-cell>
          <table:table-cell table:style-name="Tabla1.D19" office:value-type="string">
            <text:p text:style-name="P59">CMCT</text:p>
            <text:p text:style-name="P59">SIEE</text:p>
          </table:table-cell>
          <table:table-cell table:style-name="Tabla1.E19" office:value-type="string">
            <text:p text:style-name="P59"/>
          </table:table-cell>
          <table:table-cell table:style-name="Tabla1.F19" office:value-type="string">
            <text:p text:style-name="P59"/>
          </table:table-cell>
          <table:table-cell table:style-name="Tabla1.G19" office:value-type="string">
            <text:p text:style-name="P59"/>
          </table:table-cell>
          <table:table-cell table:style-name="Tabla1.H19" office:value-type="string">
            <text:p text:style-name="P59"/>
          </table:table-cell>
        </table:table-row>
        <table:table-row table:style-name="Tabla1.1">
          <table:table-cell table:style-name="Tabla1.A21" table:number-rows-spanned="2" office:value-type="string">
            <text:p text:style-name="P42">Jocs d’autoconeixement.</text:p>
          </table:table-cell>
          <table:table-cell table:style-name="Tabla1.B21" table:number-rows-spanned="2" office:value-type="string">
            <text:p text:style-name="P41">1rCN.BL2.3 Reconéixer i expressar les <text:s/>emocions i sentiments a través del joc.</text:p>
          </table:table-cell>
          <table:table-cell table:style-name="Tabla1.C20" office:value-type="string">
            <text:p text:style-name="P47"><text:span text:style-name="T11">1rCN.BL2.3.1 Reconeix, a través del joc,</text:span><text:span text:style-name="T13"> les <text:s/>emocions i sentiments.</text:span></text:p>
          </table:table-cell>
          <table:table-cell table:style-name="Tabla1.D20" office:value-type="string">
            <text:p text:style-name="P59">CSC</text:p>
            <text:p text:style-name="P59">CAA</text:p>
          </table:table-cell>
          <table:table-cell table:style-name="Tabla1.E20" office:value-type="string">
            <text:p text:style-name="P59"/>
          </table:table-cell>
          <table:table-cell table:style-name="Tabla1.F20" office:value-type="string">
            <text:p text:style-name="P59"/>
          </table:table-cell>
          <table:table-cell table:style-name="Tabla1.G20" office:value-type="string">
            <text:p text:style-name="P59"/>
          </table:table-cell>
          <table:table-cell table:style-name="Tabla1.H20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21" office:value-type="string">
            <text:p text:style-name="P47"><text:span text:style-name="T11">1rCN.BL2.3.2 Expressa, a través del joc, <text:s/>les </text:span><text:span text:style-name="T13"><text:s/>emocions i sentiments.</text:span></text:p>
          </table:table-cell>
          <table:table-cell table:style-name="Tabla1.D21" office:value-type="string">
            <text:p text:style-name="P59">CSC</text:p>
            <text:p text:style-name="P59">CAA</text:p>
          </table:table-cell>
          <table:table-cell table:style-name="Tabla1.E21" office:value-type="string">
            <text:p text:style-name="P59"/>
          </table:table-cell>
          <table:table-cell table:style-name="Tabla1.F21" office:value-type="string">
            <text:p text:style-name="P59"/>
          </table:table-cell>
          <table:table-cell table:style-name="Tabla1.G21" office:value-type="string">
            <text:p text:style-name="P59"/>
          </table:table-cell>
          <table:table-cell table:style-name="Tabla1.H21" office:value-type="string">
            <text:p text:style-name="P59"/>
          </table:table-cell>
        </table:table-row>
        <table:table-row table:style-name="Tabla1.15">
          <table:table-cell table:style-name="Tabla1.A2" table:number-columns-spanned="8" office:value-type="string">
            <text:p text:style-name="P52">BLOC <text:s/>3.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6" office:value-type="string">
            <text:p text:style-name="P11">CONTINGUTS</text:p>
          </table:table-cell>
          <table:table-cell table:style-name="Tabla1.B16" office:value-type="string">
            <text:p text:style-name="P12">CRITERIS D'AVALUACIÓ</text:p>
          </table:table-cell>
          <table:table-cell table:style-name="Tabla1.B16" office:value-type="string">
            <text:p text:style-name="P12"><text:span text:style-name="T3">INDICADORS </text:span><text:span text:style-name="T5">D'ÈXIT</text:span></text:p>
          </table:table-cell>
          <table:table-cell table:style-name="Tabla1.B16" office:value-type="string">
            <text:p text:style-name="P12">CCLV</text:p>
          </table:table-cell>
          <table:table-cell table:style-name="Tabla1.B16" office:value-type="string">
            <text:p text:style-name="P14">1<text:span text:style-name="T6">r</text:span> T</text:p>
          </table:table-cell>
          <table:table-cell table:style-name="Tabla1.B16" office:value-type="string">
            <text:p text:style-name="P14">2<text:span text:style-name="T6">n</text:span> T</text:p>
          </table:table-cell>
          <table:table-cell table:style-name="Tabla1.B16" office:value-type="string">
            <text:p text:style-name="P14">3<text:span text:style-name="T6">r</text:span> T</text:p>
          </table:table-cell>
          <table:table-cell table:style-name="Tabla1.H16" office:value-type="string">
            <text:p text:style-name="P14">FIN</text:p>
          </table:table-cell>
        </table:table-row>
        <table:table-row table:style-name="Tabla1.1">
          <table:table-cell table:style-name="Tabla1.A4" office:value-type="string">
            <text:p text:style-name="P28">Diferenciació de sers vius i sers inerts.</text:p>
            <text:p text:style-name="P35">Ús d’objectes de l’entorn.</text:p>
          </table:table-cell>
          <table:table-cell table:style-name="Tabla1.A4" office:value-type="string">
            <text:p text:style-name="P50">1rCN.BL3.1 Identificar i explicar les diferències entre sers vius i sers inerts, i reconéixer les seues característiques a través de l’observació.</text:p>
          </table:table-cell>
          <table:table-cell table:style-name="Tabla1.A4" office:value-type="string">
            <text:p text:style-name="P49"><text:span text:style-name="T27">1rCN.BL3.1.1 Descriu les </text:span><text:span text:style-name="T22">diferències entre sers vius i sers inerts</text:span><text:span text:style-name="T27"> i reconeix les seues característiques a través de l’observació de materials manipulatius.</text:span></text:p>
            <text:p text:style-name="P32"/>
          </table:table-cell>
          <table:table-cell table:style-name="Tabla1.A4" office:value-type="string">
            <text:p text:style-name="P59">CMCT</text:p>
            <text:p text:style-name="P59">CSC</text:p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table-cell table:style-name="Tabla1.A25" office:value-type="string">
            <text:p text:style-name="P26">Diferències entre animals i plantes.</text:p>
            <text:p text:style-name="P27">Sers vius de l’entorn natural pròxim.</text:p>
            <text:p text:style-name="P30">Observació de diferents tipus de sers vius.</text:p>
          </table:table-cell>
          <table:table-cell table:style-name="Tabla1.B25" office:value-type="string">
            <text:p text:style-name="P32">1rCN.BL3.2 Observar i identificar les <text:s/>diferències entre animals i plantes, així com els sers vius de l'entorn natural pròxim, per mitjà de l'observació i experimentació.</text:p>
          </table:table-cell>
          <table:table-cell table:style-name="Tabla1.C25" office:value-type="string">
            <text:p text:style-name="P37"><text:span text:style-name="T11">1rCN.BL3.2.1 Descriu, a partir de l'observació i l'experimentació, les </text:span><text:span text:style-name="T13">diferències</text:span><text:span text:style-name="T12"> entre animals i plantes</text:span><text:span text:style-name="T11">, així com els sers vius de l'entorn natural pròxim.</text:span></text:p>
          </table:table-cell>
          <table:table-cell table:style-name="Tabla1.D25" office:value-type="string">
            <text:p text:style-name="P59">CMCT</text:p>
            <text:p text:style-name="P59">CSC</text:p>
          </table:table-cell>
          <table:table-cell table:style-name="Tabla1.E25" office:value-type="string">
            <text:p text:style-name="P59"/>
          </table:table-cell>
          <table:table-cell table:style-name="Tabla1.F25" office:value-type="string">
            <text:p text:style-name="P59"/>
          </table:table-cell>
          <table:table-cell table:style-name="Tabla1.G25" office:value-type="string">
            <text:p text:style-name="P59"/>
          </table:table-cell>
          <table:table-cell table:style-name="Tabla1.H25" office:value-type="string">
            <text:p text:style-name="P59"/>
          </table:table-cell>
        </table:table-row>
        <table:table-row table:style-name="Tabla1.1">
          <table:table-cell table:style-name="Tabla1.A28" table:number-rows-spanned="3" office:value-type="string">
            <text:p text:style-name="P26">Principals grups d’animals i plantes.</text:p>
            <text:p text:style-name="P30">Causes d’extinció d’espècies <text:soft-page-break/>relacionades amb la cura i el respecte.</text:p>
          </table:table-cell>
          <table:table-cell table:style-name="Tabla1.B28" table:number-rows-spanned="3" office:value-type="string">
            <text:p text:style-name="P31">1rCN.BL3.3 Observar i identificar plantes silvestres i cultivades, animals domèstics i <text:soft-page-break/>salvatges i algunes causes de l’extinció d’espècies relacionades amb la seua atenció i respecte, i proposar actuacions per a cuidar-les.</text:p>
          </table:table-cell>
          <table:table-cell table:style-name="Tabla1.C26" office:value-type="string">
            <text:p text:style-name="P37"><text:span text:style-name="T11">1rCN.BL3.3.1 Descriu les </text:span><text:span text:style-name="T13">plantes</text:span><text:span text:style-name="T12"> silvestres i cultivades, els animals </text:span><text:soft-page-break/><text:span text:style-name="T12">domèstics i salvatges.</text:span></text:p>
          </table:table-cell>
          <table:table-cell table:style-name="Tabla1.D26" office:value-type="string">
            <text:p text:style-name="P59">CMCT</text:p>
            <text:p text:style-name="P59">CSC</text:p>
          </table:table-cell>
          <table:table-cell table:style-name="Tabla1.E26" office:value-type="string">
            <text:p text:style-name="P59"/>
          </table:table-cell>
          <table:table-cell table:style-name="Tabla1.F26" office:value-type="string">
            <text:p text:style-name="P59"/>
          </table:table-cell>
          <table:table-cell table:style-name="Tabla1.G26" office:value-type="string">
            <text:p text:style-name="P59"/>
          </table:table-cell>
          <table:table-cell table:style-name="Tabla1.H26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27" office:value-type="string">
            <text:p text:style-name="P37"><text:span text:style-name="T11">1rCN.BL3.3.2 Reconeix algunes de les causes de l'extinció de les espècies </text:span><text:span text:style-name="T13">relacionades</text:span><text:span text:style-name="T12"> amb la seua protecció i respecte</text:span><text:span text:style-name="T11">.</text:span></text:p>
          </table:table-cell>
          <table:table-cell table:style-name="Tabla1.D27" office:value-type="string">
            <text:p text:style-name="P59">CMCT</text:p>
            <text:p text:style-name="P59">CSC</text:p>
          </table:table-cell>
          <table:table-cell table:style-name="Tabla1.E27" office:value-type="string">
            <text:p text:style-name="P59"/>
          </table:table-cell>
          <table:table-cell table:style-name="Tabla1.F27" office:value-type="string">
            <text:p text:style-name="P59"/>
          </table:table-cell>
          <table:table-cell table:style-name="Tabla1.G27" office:value-type="string">
            <text:p text:style-name="P59"/>
          </table:table-cell>
          <table:table-cell table:style-name="Tabla1.H27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28" office:value-type="string">
            <text:p text:style-name="P37"><text:span text:style-name="T11">1rCN.BL3.3.3 Proposa actuacions del ser humà per a la protecció de </text:span><text:span text:style-name="T13">plantes</text:span><text:span text:style-name="T12"> i animals.</text:span></text:p>
          </table:table-cell>
          <table:table-cell table:style-name="Tabla1.D28" office:value-type="string">
            <text:p text:style-name="P59">CMCT</text:p>
            <text:p text:style-name="P59">CSC</text:p>
          </table:table-cell>
          <table:table-cell table:style-name="Tabla1.E28" office:value-type="string">
            <text:p text:style-name="P59"/>
          </table:table-cell>
          <table:table-cell table:style-name="Tabla1.F28" office:value-type="string">
            <text:p text:style-name="P59"/>
          </table:table-cell>
          <table:table-cell table:style-name="Tabla1.G28" office:value-type="string">
            <text:p text:style-name="P59"/>
          </table:table-cell>
          <table:table-cell table:style-name="Tabla1.H28" office:value-type="string">
            <text:p text:style-name="P59"/>
          </table:table-cell>
        </table:table-row>
        <table:table-row table:style-name="Tabla1.15">
          <table:table-cell table:style-name="Tabla1.A2" table:number-columns-spanned="8" office:value-type="string">
            <text:p text:style-name="P39">BLOC 4: MATÈRIA I ENERG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6" office:value-type="string">
            <text:p text:style-name="P11">CONTINGUTS</text:p>
          </table:table-cell>
          <table:table-cell table:style-name="Tabla1.A16" office:value-type="string">
            <text:p text:style-name="P12">CRITERIS D'AVALUACIÓ</text:p>
          </table:table-cell>
          <table:table-cell table:style-name="Tabla1.A16" office:value-type="string">
            <text:p text:style-name="P12"><text:span text:style-name="T3">INDICADORS </text:span><text:span text:style-name="T5">D'ÈXIT</text:span></text:p>
          </table:table-cell>
          <table:table-cell table:style-name="Tabla1.A16" office:value-type="string">
            <text:p text:style-name="P12">CCLV</text:p>
          </table:table-cell>
          <table:table-cell table:style-name="Tabla1.A16" office:value-type="string">
            <text:p text:style-name="P14">1<text:span text:style-name="T6">r</text:span> T</text:p>
          </table:table-cell>
          <table:table-cell table:style-name="Tabla1.A16" office:value-type="string">
            <text:p text:style-name="P14">2<text:span text:style-name="T6">n</text:span> T</text:p>
          </table:table-cell>
          <table:table-cell table:style-name="Tabla1.A16" office:value-type="string">
            <text:p text:style-name="P14">3<text:span text:style-name="T6">r</text:span> T</text:p>
          </table:table-cell>
          <table:table-cell table:style-name="Tabla1.H30" office:value-type="string">
            <text:p text:style-name="P14">FIN</text:p>
          </table:table-cell>
        </table:table-row>
        <table:table-row table:style-name="Tabla1.1">
          <table:table-cell table:style-name="Tabla1.A4" table:number-rows-spanned="2" office:value-type="string">
            <text:p text:style-name="P44">Canvis que percebem a través dels sentits en relació amb la matèria i l’energia.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table-cell table:style-name="Tabla1.A4" table:number-rows-spanned="2" office:value-type="string">
            <text:p text:style-name="P38">1rCN.BL4.1 Planificar i realitzar experiències senzilles per a reconéixer els canvis que percebem a través dels sentits en relació amb la matèria i l'energia, respectant les normes d'ús, seguretat i de conservació dels instruments i dels materials de treball a l'aula.</text:p>
          </table:table-cell>
          <table:table-cell table:style-name="Tabla1.A4" office:value-type="string">
            <text:p text:style-name="P20"><text:span text:style-name="T11">1rCN.BL4.1.1 </text:span><text:span text:style-name="T12">Reconeix,</text:span><text:span text:style-name="T11"> en experiències senzilles planificades </text:span><text:span text:style-name="T16">col·lectivament</text:span><text:span text:style-name="T11">, els</text:span><text:span text:style-name="T12"> canvis</text:span><text:span text:style-name="T11"> que percebem </text:span><text:span text:style-name="T12">a través dels sentits en relació amb la matèria i l'energia</text:span><text:span text:style-name="T11">.</text:span></text:p>
          </table:table-cell>
          <table:table-cell table:style-name="Tabla1.A4" office:value-type="string">
            <text:p text:style-name="P59">CMCT</text:p>
            <text:p text:style-name="P59">SIEE</text:p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32" office:value-type="string">
            <text:p text:style-name="P45"><text:span text:style-name="T7">1rCN.BL4.1.2 Reconeix alguns dels instruments i materials de treball a l'aula, </text:span><text:span text:style-name="T9">els cuida i els utilitza amb atenció. </text:span></text:p>
            <text:p text:style-name="P46"><text:span text:style-name="T8">Respecta les normes d'ús, de seguretat i de conservació dels instruments i dels materials</text:span><text:span text:style-name="T7"> de treball a l'aula.</text:span></text:p>
          </table:table-cell>
          <table:table-cell table:style-name="Tabla1.D32" office:value-type="string">
            <text:p text:style-name="P57">CSC</text:p>
            <text:p text:style-name="P57">SIEE</text:p>
          </table:table-cell>
          <table:table-cell table:style-name="Tabla1.E32" office:value-type="string">
            <text:p text:style-name="P57"/>
          </table:table-cell>
          <table:table-cell table:style-name="Tabla1.F32" office:value-type="string">
            <text:p text:style-name="P57"/>
          </table:table-cell>
          <table:table-cell table:style-name="Tabla1.G32" office:value-type="string">
            <text:p text:style-name="P57"/>
          </table:table-cell>
          <table:table-cell table:style-name="Tabla1.H32" office:value-type="string">
            <text:p text:style-name="P57"/>
          </table:table-cell>
        </table:table-row>
        <text:soft-page-break/>
        <table:table-row table:style-name="Tabla1.15">
          <table:table-cell table:style-name="Tabla1.A2" table:number-columns-spanned="8" office:value-type="string">
            <text:p text:style-name="P54">BLOC 5. LA TECNOLOGIA, OBJECTES I MÀQU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11">CONTINGUTS</text:p>
          </table:table-cell>
          <table:table-cell table:style-name="Tabla1.B34" office:value-type="string">
            <text:p text:style-name="P12">CRITERIS D'AVALUACIÓ</text:p>
          </table:table-cell>
          <table:table-cell table:style-name="Tabla1.B34" office:value-type="string">
            <text:p text:style-name="P12"><text:span text:style-name="T3">INDICADORS </text:span><text:span text:style-name="T5">D'ÈXIT</text:span></text:p>
          </table:table-cell>
          <table:table-cell table:style-name="Tabla1.B34" office:value-type="string">
            <text:p text:style-name="P12">CCLV</text:p>
          </table:table-cell>
          <table:table-cell table:style-name="Tabla1.B34" office:value-type="string">
            <text:p text:style-name="P14">1<text:span text:style-name="T6">r</text:span> T</text:p>
          </table:table-cell>
          <table:table-cell table:style-name="Tabla1.B34" office:value-type="string">
            <text:p text:style-name="P14">2<text:span text:style-name="T6">n</text:span> T</text:p>
          </table:table-cell>
          <table:table-cell table:style-name="Tabla1.B34" office:value-type="string">
            <text:p text:style-name="P14">3<text:span text:style-name="T6">r</text:span> T</text:p>
          </table:table-cell>
          <table:table-cell table:style-name="Tabla1.H34" office:value-type="string">
            <text:p text:style-name="P14">FIN</text:p>
          </table:table-cell>
        </table:table-row>
        <table:table-row table:style-name="Tabla1.1">
          <table:table-cell table:style-name="Tabla1.A4" table:number-rows-spanned="2" office:value-type="string">
            <text:p text:style-name="P29">Tipus de màquines. Jocs i dispositius electrònics. Aparells domèstics.</text:p>
            <text:p text:style-name="P29">Els dispositius de les TIC. Les aplicacions informàtiques. La informació digital. Els documents digitals.</text:p>
          </table:table-cell>
          <table:table-cell table:style-name="Tabla1.A4" table:number-rows-spanned="2" office:value-type="string">
            <text:p text:style-name="P55">1rCN.BL5.1 Explorar i identificar màquines senzilles i quotidianes, per entendre la seua utilitat en l'entorn i les seues normes d'ús i seguretat, com a jocs i dispositius electrònics, electrodomèstics.</text:p>
          </table:table-cell>
          <table:table-cell table:style-name="Tabla1.A4" office:value-type="string">
            <text:p text:style-name="P37"><text:span text:style-name="T11">1rCN.BL5.1.1 Reconeix la </text:span><text:span text:style-name="T13">utilitat</text:span><text:span text:style-name="T12"> en </text:span><text:span text:style-name="T19">l'entorn </text:span><text:span text:style-name="T20">de</text:span><text:span text:style-name="T11"> màquines senzilles i quotidianes, jocs i dispositius electrònics i aparells domèstics.</text:span></text:p>
          </table:table-cell>
          <table:table-cell table:style-name="Tabla1.A4" office:value-type="string">
            <text:p text:style-name="P59">CMCT</text:p>
            <text:p text:style-name="P59">CSC</text:p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36" office:value-type="string">
            <text:p text:style-name="P36"><text:span text:style-name="T7">1rCN.BL5.1.2 Descriu les </text:span><text:span text:style-name="T9">normes d'ús i seguretat de</text:span><text:span text:style-name="T7"> les</text:span><text:span text:style-name="T8"> aplicacions informàtiques, de la informació digital i els documents digitals.</text:span></text:p>
          </table:table-cell>
          <table:table-cell table:style-name="Tabla1.D36" office:value-type="string">
            <text:p text:style-name="P57">CMCT</text:p>
            <text:p text:style-name="P57">CD</text:p>
          </table:table-cell>
          <table:table-cell table:style-name="Tabla1.E36" office:value-type="string">
            <text:p text:style-name="P57"/>
          </table:table-cell>
          <table:table-cell table:style-name="Tabla1.F36" office:value-type="string">
            <text:p text:style-name="P57"/>
          </table:table-cell>
          <table:table-cell table:style-name="Tabla1.G36" office:value-type="string">
            <text:p text:style-name="P57"/>
          </table:table-cell>
          <table:table-cell table:style-name="Tabla1.H36" office:value-type="string">
            <text:p text:style-name="P57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SimSun" svg:font-family="SimSun" style:font-family-generic="roman"/>
    <style:font-face style:name="Calibri1" svg:font-family="Calibri" style:font-family-generic="swiss"/>
    <style:font-face style:name="Calibri2" svg:font-family="Calibri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family-generic="roman" style:font-pitch="variable" style:font-name-asian="SimSun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 style:snap-to-layout-grid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WW-Cuerpo_20_de_20_texto1" style:display-name="WW-Cuerpo de texto1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letter-kerning="true" style:font-name-asian="SimSun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WW-Cuerpo_20_de_20_texto" style:display-name="WW-Cuerpo de texto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font-name-asian="SimSun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1cbfd1" style:font-size-asian="8pt" style:font-size-complex="8pt"/>
    </style:style>
    <style:style style:name="MP2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1cbfd1" style:font-size-asian="8pt" style:font-size-complex="8pt"/>
    </style:style>
    <style:style style:name="MP3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2"><text:tab/><text:span text:style-name="MT2">Alumne:<text:tab/>NAC:<text:tab/>NRC:</text:span></text:p>
      </style:header>
    </style:master-page>
    <style:master-page style:name="_31_" style:display-name="1" style:page-layout-name="Mpm2">
      <style:header>
        <text:p text:style-name="MP3"><draw:frame draw:style-name="Mfr1" draw:name="Imatge1" text:anchor-type="char" svg:x="-0.111cm" svg:y="0.067cm" svg:width="2.335cm" svg:height="1.693cm" draw:z-index="0"><draw:image xlink:href="Pictures/10000000000000A00000007410150C9B.jpg" xlink:type="simple" xlink:show="embed" xlink:actuate="onLoad"/></draw:frame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4"><text:tab/><text:span text:style-name="MT2">Alumne:<text:tab/>NAC:<text:tab/>NRC:</text:span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7:48:55.763296035</meta:creation-date>
    <dc:date>2016-08-03T13:19:24.436844708</dc:date>
    <meta:editing-duration>PT3M48S</meta:editing-duration>
    <meta:editing-cycles>3</meta:editing-cycles>
    <meta:generator>LibreOffice/4.2.8.2$Linux_X86_64 LibreOffice_project/420m0$Build-2</meta:generator>
    <meta:document-statistic meta:table-count="1" meta:image-count="1" meta:object-count="0" meta:page-count="5" meta:paragraph-count="186" meta:word-count="1419" meta:character-count="9223" meta:non-whitespace-character-count="7954"/>
  </office:meta>
</office:document-meta>
</file>